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4602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Punc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Abud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Gu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Ain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La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Ayu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Alm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Pico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Sum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Pi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Pe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Pepi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Pepi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Pep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Carli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A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G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Almude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acare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Herr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Ton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Sat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Tens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Iy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Teru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Ve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Cantad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Tolo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Sofirec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Rob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Padi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Galile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Noel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Niev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Quixo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Sanc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Rocina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Zacar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Begon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lmendru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Natalid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Malasan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Ruper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Piru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Mei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zu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Sacaro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Inqu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Eter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Bomb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Conch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Eloi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8:52.603503464</meta:creation-date>
    <dc:date>2025-05-02T22:49:52.665980795</dc:date>
    <meta:editing-duration>PT7H47M17S</meta:editing-duration>
    <meta:editing-cycles>18</meta:editing-cycles>
    <meta:generator>LibreOffice/7.3.7.2$Linux_X86_64 LibreOffice_project/30$Build-2</meta:generator>
    <meta:document-statistic meta:table-count="1" meta:cell-count="2175" meta:object-count="0"/>
    <meta:user-defined meta:name=""/>
  </office:meta>
</office:document-meta>
</file>